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list-style-name="L1"/>
    <style:style style:name="P5" style:family="paragraph" style:parent-style-name="Preformatted_20_Text">
      <style:paragraph-properties fo:text-align="start" style:justify-single-word="false"/>
    </style:style>
    <style:style style:name="P6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ETORAKENTEIDEN HARJOITUSTYÖ, KESÄ 2012</text:p>
      <text:p text:style-name="Standard"/>
      <text:p text:style-name="Standard">MÄÄRITTELYDOKUMENTTI</text:p>
      <text:p text:style-name="Standard"/>
      <text:p text:style-name="Standard">Ohjaaja:<text:tab/><text:tab/>Kristiina Paloheimo</text:p>
      <text:p text:style-name="Standard">Ryhmä:<text:tab/><text:tab/>2, ajanjakso 14.5. - 15.6.2012</text:p>
      <text:p text:style-name="Standard">Tekijä:<text:tab/><text:tab/><text:tab/>Hannu Niittymaa</text:p>
      <text:p text:style-name="Standard">Opiskelijanumero:<text:tab/>012514364</text:p>
      <text:p text:style-name="Standard"/>
      <text:p text:style-name="Standard">Aihe</text:p>
      <text:p text:style-name="Standard"/>
      <text:p text:style-name="P3">Reitinetsintä verkossa: Dijkstran algoritmi</text:p>
      <text:p text:style-name="Standard"/>
      <text:p text:style-name="Standard">Ongelma ja toteutus</text:p>
      <text:p text:style-name="Standard"/>
      <text:p text:style-name="P3">Ohjelma laskee Dijkstran algoritmin mukaisesti kustannuksiltaan lyhyimmät polut tietystä suunnatun verkon solmusta erikseen kaikkiin muihin solmuihin. <text:s/>Ohjelma tulostaa kaikki lyhimmät polut ja myös niiden kokonaiskustannukset. Ohjelma tunnistaa myös saavuttamattomat solmut, joihin ei ole polkua lähtösolmusta.</text:p>
      <text:p text:style-name="P3"/>
      <text:p text:style-name="P3">Ohjelma toteuttaa Dijkstran algoritmin binäärikeon avulla. </text:p>
      <text:p text:style-name="Standard"/>
      <text:p text:style-name="Standard">Syötteet</text:p>
      <text:p text:style-name="P3"/>
      <text:p text:style-name="P3">Ohjelma saa suunnatun verkon esityksen ja lähtösolmun tekstitiedostona, jossa </text:p>
      <text:list xml:id="list351941171" text:style-name="L1">
        <text:list-item>
          <text:p text:style-name="P1">tyhjiä ja kommenttirivejä (# -merkillä alkavia) ei huomioida</text:p>
        </text:list-item>
        <text:list-item>
          <text:p text:style-name="P1"># -merkistä alkaen loppurivi tulkitaan kommentiksi.</text:p>
        </text:list-item>
        <text:list-item>
          <text:p text:style-name="P1">solmujen numerointi alkaa ykkösestä.</text:p>
        </text:list-item>
        <text:list-item>
          <text:p text:style-name="P1">1. rivillä kerrotaan verkon solmujen lukumäärä. </text:p>
        </text:list-item>
        <text:list-item>
          <text:p text:style-name="P1">2. rivillä kerrotaan lähtösolmun numero</text:p>
        </text:list-item>
        <text:list-item>
          <text:p text:style-name="P1">riveillä 3 – n kerrotaan, mistä solmusta lähtee mihinkin solmuun kaari ja millä kustannuksella, esimerkiksi 1,2,10 eli solmusta 1 solmuun 2 kustannuksella 10.</text:p>
        </text:list-item>
        <text:list-item>
          <text:p text:style-name="P1">kaarten kustannukset ovat epänegatiivisia.</text:p>
        </text:list-item>
        <text:list-item>
          <text:p text:style-name="P1">Rivien 3 … n kokonaislukujen ympärillä saa olla mielivaltainen määrä välilyöntejä ja tab -merkkejä.</text:p>
        </text:list-item>
      </text:list>
      <text:p text:style-name="P2"/>
      <text:p text:style-name="P2"><text:tab/>Syntaksi:</text:p>
      <text:p text:style-name="P5"><text:tab/>&lt;INTEGER solmujen_kokonaismäärä&gt;</text:p>
      <text:p text:style-name="Preformatted_20_Text"><text:tab/>&lt;INTEGER dijkstrasolmu&gt;</text:p>
      <text:p text:style-name="Preformatted_20_Text"><text:tab/>&lt;INTEGER lähtösolmu&gt;,&lt;INTEGER maalisolmu&gt;,&lt;INTEGER kustannus&gt;</text:p>
      <text:p text:style-name="Preformatted_20_Text"><text:tab/>&lt;INTEGER lähtösolmu&gt;,&lt;INTEGER maalisolmu&gt;,&lt;INTEGER kustannus&gt;</text:p>
      <text:p text:style-name="P6"/>
      <text:p text:style-name="P2"/>
      <text:p text:style-name="Standard"/>
      <text:p text:style-name="Standard">Aika ja tilavaativuudet</text:p>
      <text:p text:style-name="Standard"><text:tab/></text:p>
      <text:p text:style-name="P3">Aikavaatimustavoite on O(|E| * log2|V|), jossa on verkon kaarten joukko ja V on verkon solmujen joukko. </text:p>
      <text:p text:style-name="P3"/>
      <text:p text:style-name="P3">Tilavaatimustavoite on O(n).</text:p>
      <text:p text:style-name="Standard"/>
      <text:p text:style-name="Standard"><text:soft-page-break/>Lähteet</text:p>
      <text:p text:style-name="Standard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nu-Pekka Niittymaa</meta:initial-creator>
    <meta:creation-date>2012-05-21T12:54:04</meta:creation-date>
    <meta:generator>OpenOffice.org/3.2$Unix OpenOffice.org_project/320m12$Build-9483</meta:generator>
    <dc:date>2012-05-21T13:39:12</dc:date>
    <dc:creator>Hannu-Pekka Niittymaa</dc:creator>
    <meta:editing-duration>PT00H45M10S</meta:editing-duration>
    <meta:editing-cycles>4</meta:editing-cycles>
    <meta:document-statistic meta:table-count="0" meta:image-count="0" meta:object-count="0" meta:page-count="2" meta:paragraph-count="31" meta:word-count="199" meta:character-count="1597"/>
  </office:meta>
</office:document-meta>
</file>